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19 - SHRUG</text:p>
      <text:p text:style-name="P1">NO</text:p>
      <text:p text:style-name="P1">1M F1N3</text:p>
      <text:p text:style-name="P1">K4RK4T PL34S3 JUST L34V3 M3 4LON3</text:p>
      <text:p text:style-name="P1">Y34H, 1 GU3SS</text:p>
      <text:p text:style-name="P1">...</text:p>
      <text:p text:style-name="P1">H3 D1DNT BR34K UP W1TH M3!!!</text:p>
      <text:p text:style-name="P1">1T H4S NOTH1NG TO DO W1TH D4V3</text:p>
      <text:p text:style-name="P1">1TS</text:p>
      <text:p text:style-name="P1">MY 4NC3STOR</text:p>
      <text:p text:style-name="P1">SH3</text:p>
      <text:p text:style-name="P1">SH3S JUST</text:p>
      <text:p text:style-name="P1">SO </text:p>
      <text:p text:style-name="P1">R4D1C4L &gt;:[</text:p>
      <text:p text:style-name="P1">1 JUST D1D NOT KNOW 1T W4S 3V3N POSS1BL3</text:p>
      <text:p text:style-name="P1">TO B3 SO R4D</text:p>
      <text:p text:style-name="P1">1 4LMOST C4NT H4NDL3 1T K4RK4T</text:p>
      <text:p text:style-name="P1">TH3 R4DN3SS</text:p>
      <text:p text:style-name="P1">HOW DO3S SH3 DO 1T?</text:p>
      <text:p text:style-name="P1">1 TH1NK 1T 1S SO MUCH MOR3 TH4N TH4T</text:p>
      <text:p text:style-name="P1">3V3RYON3 LOV3S H3R</text:p>
      <text:p text:style-name="P1">SH3 1S SO S4SSY 4ND FUN, SH3S TH3 B3ST 4T G4M3S, 4ND 4LL H3R STUNTS 4R3 1NCR3D1BL3</text:p>
      <text:p text:style-name="P1">HOW 4M 1 SUPPOS3D TO M34SUR3 UP TO TH4T?</text:p>
      <text:p text:style-name="P1">WH4T TH1NG?</text:p>
      <text:p text:style-name="P1">W3LL TH4TS HOW 1 F33L, SO TOO B4D!!!</text:p>
      <text:p text:style-name="P1">&gt;:|</text:p>
      <text:p text:style-name="P1"><text:soft-page-break/>SH3 1S NOT 4N 4SSHOL3</text:p>
      <text:p text:style-name="P1">WH4T, YOU M34N L1K3...</text:p>
      <text:p text:style-name="P1">T33N4G3RS?</text:p>
      <text:p text:style-name="P1">H3H3...</text:p>
      <text:p text:style-name="P1">...</text:p>
      <text:p text:style-name="P1">...</text:p>
      <text:p text:style-name="P1">_</text:p>
      <text:p text:style-name="P1">MP2 - OH... H3Y</text:p>
      <text:p text:style-name="P1">1TS YOU</text:p>
      <text:p text:style-name="P1">WH4T 4R3 YOU DO1NG 1N MY H1V3?</text:p>
      <text:p text:style-name="P1">D1D YOU S33 H1M COM3 1N H3R3?</text:p>
      <text:p text:style-name="P1">Y3S</text:p>
      <text:p text:style-name="P1">OH?</text:p>
      <text:p text:style-name="P1">WH4T</text:p>
      <text:p text:style-name="P1">WH4T D1D H3 S4Y?</text:p>
      <text:p text:style-name="P1">UMM...</text:p>
      <text:p text:style-name="P1">SHRUG &gt;:|</text:p>
      <text:p text:style-name="P1">MP3 - &gt;:]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5" meta:word-count="161" meta:character-count="705"/>
    <meta:generator>OpenOffice/4.1.2$Win32 OpenOffice.org_project/412m3$Build-9782</meta:generator>
  </office:meta>
</office:document-meta>
</file>